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style:font-name="Calibri" officeooo:rsid="0009bbbc" officeooo:paragraph-rsid="0009bbbc"/>
    </style:style>
    <style:style style:name="P2" style:family="paragraph" style:parent-style-name="Standard">
      <style:text-properties style:font-name="Calibri" officeooo:rsid="000a9f22" officeooo:paragraph-rsid="000a9f22"/>
    </style:style>
    <style:style style:name="P3" style:family="paragraph" style:parent-style-name="Standard">
      <style:text-properties style:font-name="Calibri" officeooo:rsid="000c1fc3" officeooo:paragraph-rsid="000c1fc3"/>
    </style:style>
    <style:style style:name="P4" style:family="paragraph" style:parent-style-name="Standard">
      <style:text-properties style:font-name="Calibri" officeooo:rsid="0009bbbc" officeooo:paragraph-rsid="0009bbbc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text-properties style:font-name="Calibri" officeooo:paragraph-rsid="000f76b4"/>
    </style:style>
    <style:style style:name="T1" style:family="text">
      <style:text-properties officeooo:rsid="000a9f22"/>
    </style:style>
    <style:style style:name="T2" style:family="text">
      <style:text-properties fo:font-variant="normal" fo:text-transform="none" fo:color="#dcddde" loext:opacity="100%" style:font-name="Whitney" fo:font-size="9.6000003814697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or berijden op samen werken</text:p>
      <text:p text:style-name="P1"/>
      <text:p text:style-name="P1"/>
      <text:p text:style-name="P1">Team: Daan en Boi</text:p>
      <text:p text:style-name="P1"/>
      <text:p text:style-name="P1"/>
      <text:p text:style-name="P1">Verbeterpunten Daan:</text:p>
      <text:p text:style-name="P1"/>
      <text:p text:style-name="P1">1. Beter kunnen presenteren.</text:p>
      <text:p text:style-name="P1"/>
      <text:p text:style-name="P1">2. Meer aantekeningen in code maken. </text:p>
      <text:p text:style-name="P1"/>
      <text:p text:style-name="P1">3. Beter in een groepje leren werken.</text:p>
      <text:p text:style-name="P1"/>
      <text:p text:style-name="P1"/>
      <text:p text:style-name="P1">Sterke punten Daan:</text:p>
      <text:p text:style-name="P1"/>
      <text:p text:style-name="P1">1. code schrijven.</text:p>
      <text:p text:style-name="P1"/>
      <text:p text:style-name="P1">2. <text:span text:style-name="T1">Mensen proberen te helpen.</text:span></text:p>
      <text:p text:style-name="P1"/>
      <text:p text:style-name="P1">3. <text:span text:style-name="T1">Creatief in problemen oplossen.</text:span></text:p>
      <text:p text:style-name="P5"/>
      <text:p text:style-name="P6">Verbeterpunten Boi:</text:p>
      <text:p text:style-name="P6">1. Meeraantekeningen in code</text:p>
      <text:p text:style-name="P6"/>
      <text:p text:style-name="P6">2. Beter kunnen Presenteren.</text:p>
      <text:p text:style-name="P6"/>
      <text:p text:style-name="P6">3.(ingewikkelde)functies maken.</text:p>
      <text:p text:style-name="P6"/>
      <text:p text:style-name="P6"/>
      <text:p text:style-name="P6">Sterke punten Boi:</text:p>
      <text:p text:style-name="P6"/>
      <text:p text:style-name="P6">1.allesgoed willen doen.</text:p>
      <text:p text:style-name="P6"/>
      <text:p text:style-name="P6">2. Mensen proberen te helpen.</text:p>
      <text:p text:style-name="P6"/>
      <text:p text:style-name="P6">3.probeert problemen opte bossen. </text:p>
      <text:p text:style-name="P6"/>
      <text:p text:style-name="P1"/>
      <text:p text:style-name="P2">Afspraken maken:</text:p>
      <text:p text:style-name="P2"/>
      <text:p text:style-name="P2">1. Een trello aanmaken.</text:p>
      <text:p text:style-name="P2"/>
      <text:p text:style-name="P2">2. Ieder ongeveer even veel laten doen.</text:p>
      <text:p text:style-name="P2"/>
      <text:p text:style-name="P2">3. effiëcent taken indelen.</text:p>
      <text:p text:style-name="P2"/>
      <text:p text:style-name="P3">4. Goed bereikbaar zijn op discord.</text:p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3:15:28.018000000</dc:date>
    <meta:editing-duration>PT7M29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3" meta:word-count="94" meta:character-count="619" meta:non-whitespace-character-count="546"/>
  </office:meta>
</office:document-meta>
</file>